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New Century Schlbk" svg:font-family="'New Century Schlbk'"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break-before="page"/>
    </style:style>
    <style:style style:name="P5"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Times" style:font-name-asian="Times" style:font-name-complex="Tim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art 3:</text:p>
      <text:p text:style-name="P3"/>
      <text:p text:style-name="P3">Federal Involvement in a </text:p>
      <text:p text:style-name="P3">Milwaukee Suburb -</text:p>
      <text:p text:style-name="P3">The Whitefish Bay School District</text:p>
      <text:p text:style-name="P1"/>
      <text:p text:style-name="Standard"><text:span text:style-name="T1">NOTE:</text:span> This special report was written after the main narrative text, and should be read as an extension of suburban issues raised in Part 2, section 2B (page 13), on “Title I and Wealthy Suburban Schools.”</text:p>
      <text:p text:style-name="Standard"/>
      <text:p text:style-name="Standard">While searching out historic conflicts over federal education policy in the 1960s, most scholars look to events in the Deep South, or in major northern cities like Chicago. Yet some of the most influential struggles also took place in suburbs, these geographic spaces which gained significant political power and cultural prominence in the post-World War II era. One such suburb, Whitefish Bay, entered the national media spotlight in 1966 amid wide controversy over the implementation of federal school aid. Located in the wealthy north shore region of Greater Milwaukee, the Whitefish Bay school board came under intense scrutiny when it accepted $25,000 in funding under Title I of the Elementary and Secondary Education Act, originally intended for “educational disadvantaged” children. News of this event “flashed across the nation on the wires of the Associated Press,” lamented the local suburban newspaper, and “like a scarlet letter,” the name “Whitefish Bay” became synonymous with “greed.”<text:span text:style-name="Footnote_20_Symbol"><text:note text:id="ftn1" text:note-class="footnote"><text:note-citation>1</text:note-citation><text:note-body><text:p text:style-name="Footnote">16 June 1966, Stamp ÔGreedÕ Like Scarlet Letter on Forehead of Bay School System, Whitefish Bay Herald [hereafter WBH].</text:p></text:note-body></text:note></text:span> This report offers an historical analysis of the political and cultural contexts which gave rise to this controversy.</text:p>
      <text:p text:style-name="Standard"/>
      <text:p text:style-name="Standard">Although Whitefish Bay was legally a village, its population of nearly 20,000 residents in the mid-1960s, combined with a wealthy property tax base, meant that the local government rivaled those of many small cities in the state of Wisconsin. Local politicians were very conscious of the prosperous village’s fiscal affairs, particularly the share of state and federal taxes which left their community. Village mayor Tom Hayes warned the Whitefish Bay Women’s Club in 1961 that, for every tax dollar collected in the village, only 11 cents stayed for local services and schools. “The biggest share of the dollar [65 cents] goes to the federal government,” Hayes cautioned, noting how much it outweighed the 18 cents and 5 cents sent to the state and county governments, respectively. His statement clearly implied the question: Was Whitefish Bay receiving its fair share of federal services in return?<text:span text:style-name="Footnote_20_Symbol"><text:note text:id="ftn2" text:note-class="footnote"><text:note-citation>2</text:note-citation><text:note-body><text:p text:style-name="Footnote">26 January 1961 Village and Schools Use But 11.7 Cents of Each Tax Dollar, WBH.</text:p></text:note-body></text:note></text:span></text:p>
      <text:p text:style-name="Standard"/>
      <text:p text:style-name="Standard">In addition to these concerns over taxation policy, Whitefish Bay residents also became embroiled in public disputes regarding the proper balance of private family versus governmental responsibilites. One such controversy erupted over the question of school crossing guards in early 1961. A mother’s group at a local elementary school requested an additional crossing guard to ensure the safety of their 4 and 5-year-old children during their daily travel across several busy streets, arguing that $1200 was a small cost compared to the life of a child. But the mayor and some Village trustees opposed funding for the crossing guard, on the grounds that “it is the parents’ responsibility to escort young children to school,” not the local government.<text:span text:style-name="Footnote_20_Symbol"><text:note text:id="ftn3" text:note-class="footnote"><text:note-citation>3</text:note-citation><text:note-body><text:p text:style-name="Footnote">2 February 1961 Hayes insists on plans to keep Bay desirable WBH; 16 Feb 1961 Will Vote on Another Crossing Guard WBH</text:p></text:note-body></text:note></text:span></text:p>
      <text:p text:style-name="Standard"/>
      <text:p text:style-name="Standard">The editors of the <text:span text:style-name="T2">Whitefish Bay Herald</text:span>, a local weekly paper dedicated to “individual freedoms and the growth of suburbs,” also objected to the additional school crossing guard. An editorial, titled “Do We Want to Dump All Child Care on the State?”, merged Cold War anti-communism <text:soft-page-break/>with traditional gender roles. It posed a rhetorical question: “Are parents willing to push themselves into a socialized way of life, in which everything will be done for their children by the state?” Then the editorial nostalgically recalled an earlier time, “Not too many years ago, [when] parents made a habit of taking their own children to school. . . Happy times those — all lost when mom is too busy to reschedule her life to meet the needs of a child going and coming to school.”<text:span text:style-name="Footnote_20_Symbol"><text:note text:id="ftn4" text:note-class="footnote"><text:note-citation>4</text:note-citation><text:note-body><text:p text:style-name="Footnote">16 Feb 1961 Editorial: Do We Want to Dump All Child Care on State? WBH; 23 Feb 1961 Insit on Guard at Henry Clay; 23 Feb 1961 Letters to Editor WBH; 9 March 1961 Order Crossing Guard for Henry Clay School WBH.</text:p></text:note-body></text:note></text:span> Some readers openly disagreed with the newspaper’s stance, and after supporters for a crossing guard obtained police reports on vehicle traffic, they persuaded a sufficient number of Village trustees to change their votes. Nevertheless, this deep rift over a seemingly ordinary issue underscored serious tensions about the proper boundaries regarding governmental responsibility for individual families’ children.</text:p>
      <text:p text:style-name="Standard"/>
      <text:p text:style-name="Standard">While Whitefish Bay may have seemed like a sleepy Republican suburb during the early 1960s, local anti-communist activism stirred up sizeable crowds. More than 1000 members of the North Shore Republican branch units attended a speech by Robert Welch, a John Birch Society founder and editor of <text:span text:style-name="T2">American Opinion</text:span>, who warned that communists aimed to capture the federal government. A similarly sized crowd waited through a two-hour delay at the University of Wisconsin-Milwaukee to hear former 5th Congressional District representative Charles Kersten (who had recently lost his seat to Democrat Henry Reuss) speak out against communism. At the grassroots level, the Whitefish Bay Woman’s Club sponsored a forum by Mrs. Walter K. Graham, a local resident who in 1959 organized an anti-communist educational program which provided models for groups around the country.<text:span text:style-name="Footnote_20_Symbol"><text:note text:id="ftn5" text:note-class="footnote"><text:note-citation>5</text:note-citation><text:note-body><text:p text:style-name="Footnote">22 June 1961 Communnists Aim for Plitical Captivity of US WBH; 30 March 1961 ÒLicenseÕ Not Freedom Sought by Wilkinson, Chides Kersten; 23 Feb 1961 Whitefish Bay WomanÕs Club has ÔMoment with CommunismÕ WBH</text:p></text:note-body></text:note></text:span></text:p>
      <text:p text:style-name="Standard"/>
      <text:p text:style-name="Standard">Vocal Whitefish Bay residents who opposed governmental expansion into private family life extended their criticisms to the Kennedy Administration’s federal school aid initiatives in the early 1960s. The <text:span text:style-name="T2">Whitefish Bay Herald</text:span> ran strongly-worded editorials, like “Keep Federal Aid Out of Schools,” to raise awareness of the issue. “Before it is too late, keep our schools free of governmental control. Keep them local. To do so costs us less and also results in schools aimed at the needs of the community and its people.” The editors urged readers to write Congressman Reuss to stop the federal aid bill, and reprinted data from the <text:span text:style-name="T2">Wall Street Journal</text:span> which questioned whether the post-war classroom shortage would last to 1970.<text:span text:style-name="Footnote_20_Symbol"><text:note text:id="ftn6" text:note-class="footnote"><text:note-citation>6</text:note-citation><text:note-body><text:p text:style-name="Footnote">20 April 1961 editorial ÒSpectacular HomeworkÓ [reprint of WSJournal, no original date given] WBH; 29 June 1961 Keep Federal Aid out of Schools editorial WBH</text:p></text:note-body></text:note></text:span></text:p>
      <text:p text:style-name="Standard"/>
      <text:p text:style-name="Standard">The Whitefish Bay school board also went on record with a unanimous vote against federal school aid in June, 1961. The chairman of the school board, Norman Hammermeister, drafted a letter directly to President Kennedy, explaining the board’s opposition to Senate Bill S1021 and House Bill HR 7300. First, he argued that the national debt of $290 billion meant that “even the poorest states in our nation are in a better financial position to meet their educational responsiblities than is our Federal Government.” The chairman added that Federal control over education would bring an end to “[t]he last stronghold of our American way of life,” and that a transfer of power to “Washington bureaucrats” could “result in the nationalization and regimentation of education in the image of a philosophy foreign to our American ideals.” Finally, Hammermeister explained that the Whitefish Bay school board “resents the implication that [we] are not providing an adequate school program for the children and youth of the community.”<text:span text:style-name="Footnote_20_Symbol"><text:note text:id="ftn7" text:note-class="footnote"><text:note-citation>7</text:note-citation><text:note-body><text:p text:style-name="Footnote">District Board of School District No. 1, village of Whitefish Bay, minutes, 12 July 1961 board meeting p7334. [Minutes located at WBHS central office, 1200 E Fairmount Ave; 414-963-3921] Text of letters does not appear in school board minutes or WBH at that time, but in later issue of the newspaper after ESEA controversy erupts; see 16 June 1966 ÒStamp ÔGreedÕ Like Scarlet Letter on Forehead of Bay School SystemÓ WBH</text:p></text:note-body></text:note></text:span></text:p>
      <text:p text:style-name="Standard"><text:soft-page-break/></text:p>
      <text:p text:style-name="Standard">Yet during this same period, the Whitefish Bay school district quietly accepted federal education aid through two new programs. With no evidence of public discussion, the school board participated in the National School Lunch Program and Special Milk programs passed by Congress in 1946. [**Check dates on both programs; latter may be different]. The school district opened a cafeteria to provide the federally-subsidized lunch, collect reimbursements from milk sales, and receive approximately $3,000 in surplus food commodities. [*I cannot find total amounts for the prior two programs**] Although advocates of the National School Lunch program sometimes justified it as a Cold War effort to strengthen national security, the Whitefish Bay cafeteria director emphasized better “nutritional standards which could not be achieved” under the old system. Indeed, the new cafeteria began to run a deficit, one that would have been much larger without federal subsidies.<text:span text:style-name="Footnote_20_Symbol"><text:note text:id="ftn8" text:note-class="footnote"><text:note-citation>8</text:note-citation><text:note-body><text:p text:style-name="Footnote">WB school board minutes, 25 July 1960 mtg p7089; WB Cafeteria Annual Report, 1959-60 p7109-10. </text:p></text:note-body></text:note></text:span> </text:p>
      <text:p text:style-name="Standard"/>
      <text:p text:style-name="Standard">By the same token, Whitefish Bay collected approximately $6,000 in federal aid under the National Defense Education Act in 1960, more than 3% of its total county-state-federal aid package. In 1962, the school board unanimously approved an application to purchase $4,500 worth of science, math, and modern language laboratory equipment under the same NDEA program. Even Norman Hammermeister, who sent President Kennedy the principled letter of opposition to federal aid the previous year, voted in favor of the NDEA application.<text:span text:style-name="Footnote_20_Symbol"><text:note text:id="ftn9" text:note-class="footnote"><text:note-citation>9</text:note-citation><text:note-body><text:p text:style-name="Footnote">28 May 1962 WB board mtg p7509</text:p></text:note-body></text:note></text:span> By quietly accepting federal education aid without raising much public discussion about the issue, the Whitefish Bay school system laid the groundwork for a highly-charged controversy which would arise in the mid-1960s.</text:p>
      <text:p text:style-name="Standard"/>
      <text:p text:style-name="P2">The ESEA Title I Controversy</text:p>
      <text:p text:style-name="Standard"/>
      <text:p text:style-name="Standard">Whitefish Bay’s Title I controversy arose in part due to a budget dispute over summer school programs. In this affluent community, summer school was not limited to students who had fallen behind a grade. To the contrary, the district featured an elaborate reading lab, “a product of research by psychologists and educators,” where forty elementary and secondary students entered into individualized programs. A news article profiled students, such as Betty Doerr, “who will enter college this fall, [and] increased her comprehension from 80 to 90 percent while reading at a speed of 250 words per minute.” In Whitefish Bay, students were required to pay a fee in order to attend summer school, which produced revenues totalling $18,000 annually for the district.<text:span text:style-name="Footnote_20_Symbol"><text:note text:id="ftn10" text:note-class="footnote"><text:note-citation>10</text:note-citation><text:note-body><text:p text:style-name="Footnote">26 Aug 1965 40 Students strive to improve reading skills and in comphrnsion, vocabular, and speed WBH</text:p></text:note-body></text:note></text:span></text:p>
      <text:p text:style-name="Standard"/>
      <text:p text:style-name="Standard">At the annual school board “town hall” meeting in July 1965, where residents of Whitefish Bay discussed and then voted upon the budget, an objection arose. Mrs. Hazel Mackey, a Whitefish Bay resident and teacher in the Milwaukee Public School system, questioned the legality of charging tuition for a public school summer program. To support her case, she cited that Wisconsin state attorney general LaFollette had issued an opinion that collecting tuition for public schooling contradicted state law. Nevertheless, the Whitefish Bay school board members refused to change the policy, and a majority of the citizens present voted to approve the budget.<text:span text:style-name="Footnote_20_Symbol"><text:note text:id="ftn11" text:note-class="footnote"><text:note-citation>11</text:note-citation><text:note-body><text:p text:style-name="Footnote">12 August 1965 School Tax WBH</text:p></text:note-body></text:note></text:span></text:p>
      <text:p text:style-name="Standard"/>
      <text:p text:style-name="Standard">“You can go ahead and charge and disobey state law,” Mackey warned board members at a subsequent public meeting.</text:p>
      <text:p text:style-name="Standard"/>
      <text:p text:style-name="Standard">“The taxpayers have already spoken,” one of the board members replied.</text:p>
      <text:p text:style-name="Standard"/>
      <text:p text:style-name="Standard">“You are not the authority. The state is,” Mackey responded.</text:p>
      <text:p text:style-name="Standard"/>
      <text:p text:style-name="Standard"><text:soft-page-break/>“No, the people are,” retorted the another member of the board.<text:span text:style-name="Footnote_20_Symbol"><text:note text:id="ftn12" text:note-class="footnote"><text:note-citation>12</text:note-citation><text:note-body><text:p text:style-name="Footnote">19 Aug 1965 Continue Assertion that Bay Schools vilate Law in SS Tuition Charges WBH</text:p></text:note-body></text:note></text:span> While summer school fees were the surface issue, a debate over which level of government would exercise ultimate authority over Whitefish Bay educational policy was the underlying problem.</text:p>
      <text:p text:style-name="Standard"/>
      <text:p text:style-name="Standard">Three months later, in November 1965, Whitefish Bay school superintendent [firstname?] Zeiler reported to the board that the district was eligible for thousands of dollars in federal aid under Title I of the Elementary and Secondary Education Act. Based on data from the 1960 census, a small population of low-income families were reported to be living within the affluent suburban school district. Funds were to be directed towards “educationally disadvantaged children,” and <text:s/>Zelier explained that this phrase meant “those below the norms in basic areas, though there is not hard line of demarcation.” A member of the board seconded a motion to initially investigate and develop an application for the program.<text:span text:style-name="Footnote_20_Symbol"><text:note text:id="ftn13" text:note-class="footnote"><text:note-citation>13</text:note-citation><text:note-body><text:p text:style-name="Footnote">18 Nov 1965 Whitefish Bay HS WBH [buried in story, not head-line news]</text:p></text:note-body></text:note></text:span></text:p>
      <text:p text:style-name="Standard"/>
      <text:p text:style-name="Standard">But after further discussion, several participants grew deeply concerned about the idea. Whitefish Bay’s application would need to be submitted to the Wisconsin Department of Public Instruction, and the US Department of Education. </text:p>
      <text:p text:style-name="Standard"/>
      <text:p text:style-name="Standard">“I don’t know enough about it,” remarked board member Walter John, “but it’s a lousy program.” </text:p>
      <text:p text:style-name="Standard"/>
      <text:p text:style-name="Standard">Dr. Jerome Tall, the district curriculum coordinator, expressed that “I’m a little concerned about the federal education angle.” </text:p>
      <text:p text:style-name="Standard"/>
      <text:p text:style-name="Standard">Superintendent Zeiler tried to build support for the district’s autonomy in creating the Title I program. “The aid is all based on our improving our program. We have a free hand in carrying it out. There will be no federal interference.”</text:p>
      <text:p text:style-name="Standard"/>
      <text:p text:style-name="Standard">But board member Norman Hammermeister, who had written the letter to President Kennedy, ended the discussion. “When someone gives you money, sooner or later they’re going to ask for something in return. Let’s bury it.” The motion to accept the federal aid grant was defeated.<text:span text:style-name="Footnote_20_Symbol"><text:note text:id="ftn14" text:note-class="footnote"><text:note-citation>14</text:note-citation><text:note-body><text:p text:style-name="Footnote">18 Nov 1965 Whitefish Bay HS WBH [buried in story, not head-line news]</text:p></text:note-body></text:note></text:span></text:p>
      <text:p text:style-name="Standard"/>
      <text:p text:style-name="Standard">Over the next six months, under growing pressure to resolve the summer school tuition issue, the Whitefish Bay school board changed its mind. With scarcely any discussion reported in the local paper or the minutes, the board voted to accept $25,000 in Title I funding, to be designated “for a summer program for slow learners.” Member Richard McDermott assured his colleagues “that the program would be directed by the local teachers and not the government.” The amount of federal aid could conveniently replace the controversial summer school tuition revenues, though no one spoke publicly about this connection.<text:span text:style-name="Footnote_20_Symbol"><text:note text:id="ftn15" text:note-class="footnote"><text:note-citation>15</text:note-citation><text:note-body><text:p text:style-name="Footnote">19 May 1966 Accept funds for economically disadvantaged WBH</text:p></text:note-body></text:note></text:span></text:p>
      <text:p text:style-name="Standard"/>
      <text:p text:style-name="Standard">Meanwhile, vocal Whitefish Bay residents continued to raise objections to federal aid, even more so than their Republican representatives at the state capital. Governor Warren Knowles, who issued a study titled “Federal Aids,” reported that Wisconsin was receiving a larger percentage of revenue from federal sources each year, now estimated to be 14.2%, or $21.8 million. Knowles acknowledged that some federal aid programs were a “can of worms” because they are all “tangled together and it is hard to see one separate from all the others,” but he did not criticize federal aid in principle. By contrast, in that same issue, the <text:span text:style-name="T2">Whitefish Bay Herald</text:span> took a much harder line than the Governor’s report. “Federal gifts are simply misnamed,” declared the editorial. “It’s still the taxpayers’ money. It would be healthier for communities and also the <text:soft-page-break/>federal government if these federal largess [*spelling?*] could be curbed and some of the moneys kept at home in the first place.”<text:span text:style-name="Footnote_20_Symbol"><text:note text:id="ftn16" text:note-class="footnote"><text:note-citation>16</text:note-citation><text:note-body><text:p text:style-name="Footnote">3 March 1966 Federal Aids to State Gain WBH [*this is a news summary of Knowles report; looked for it in UW electronic catalog but did not find, perhaps because of pre-1976 date. Did not try to find yet at Leg Ref Bureau in Madison. It is possible that Knowles took a more principled line against fed aid in full document, but would be surprised if he did.**]; 3 March 1966 Editorial Gifts that are No Presents WBH</text:p></text:note-body></text:note></text:span></text:p>
      <text:p text:style-name="Standard"/>
      <text:p text:style-name="Standard">On federal aid to education, the editors of the <text:span text:style-name="T2">Whitefish Bay Herald</text:span> continued their steady attacks. The paper reprinted a brief news item from the <text:span text:style-name="T2">Arlington Journal</text:span> (Texas), which itself was based on a report from Chester, Pennsylvania. [**Would love to find original sources, but no original dates given**] It described a typical “horror story which tells a lot about how well-intentioned Federal programs can turn into instruments of compulsion that touch individual freedom.” According to the story, two grade students in Chester were suspended from school for three days for bringing their own lunches, rather than paying for the school meal. “The school board president explained that the school lunch program is subsidized by the Federal government,” stated the editorial, “and for a school to qualify, all the children must participate.”<text:span text:style-name="Footnote_20_Symbol"><text:note text:id="ftn17" text:note-class="footnote"><text:note-citation>17</text:note-citation><text:note-body><text:p text:style-name="Footnote">13 Jan 1966 Grass Root Opinions WBH <text:s/>[**Would love to find original sources, but no original dates given**] </text:p></text:note-body></text:note></text:span> </text:p>
      <text:p text:style-name="Standard"/>
      <text:p text:style-name="Standard">In June 1966, the <text:span text:style-name="T2">Herald</text:span> expressed shock that the National School Board Association had betrayed their cause, by publicly acknowledging that “federal aid to education is here to stay.” The editorial “Must All be in Goose Step?” argued that federal aid weakens local autonomy, making the recipients increasingly dependent upon the donor. “Is no hand to be raised in protest?”, asked the editors. “Have all of us become sheep seeking safety in the folks [**do I have the right word here? maybe folds?**] of the federal shepherd?”<text:span text:style-name="Footnote_20_Symbol"><text:note text:id="ftn18" text:note-class="footnote"><text:note-citation>18</text:note-citation><text:note-body><text:p text:style-name="Footnote">2 June 1966 ÒMust All be in Goose Step?Ó editorial WBH</text:p></text:note-body></text:note></text:span> Clearly, these principled critics of federal education aid were becoming aware that their staunch opposition was not attracting numerous supporters.</text:p>
      <text:p text:style-name="Standard"/>
      <text:p text:style-name="Standard">At this point in time, Congressman Henry Reuss drew public attention to Whitefish Bay’s acceptance of Title I money. In a telegram sent to state education officials, Reuss charged that the grant was “a misuse of federal funds and I herewith request that you revoke the grant.” The Congressman complained that “it makes a mockery” of ESEA for state officials to claim that the affluent suburb of Whitefish Bay had a “high concentration of children from low-income families.” In fact, Reuss added, “The Whitefish Bay School Superintendent recently stated that if there were any such [low-income] children in Whitefish Bay, he didn’t know where they were.” Furthermore, the school announced it would use the funds to operate a program for children with reading disabilities, which had no connection to anti-poverty efforts.<text:span text:style-name="Footnote_20_Symbol"><text:note text:id="ftn19" text:note-class="footnote"><text:note-citation>19</text:note-citation><text:note-body><text:p text:style-name="Footnote">26 May 1966 Reuss Hits Grant to Whitefish Bay Milwaukee Journal [MJ[</text:p></text:note-body></text:note></text:span> An editorial in the <text:span text:style-name="T2">Milwaukee Sentinel</text:span> recalled that Whitefish Bay had actively lobbied against federal education aid in 1961. “But when the same school board saw a $25,000 federal grant there for the asking,” observed the editorial, “principle was laid aside.”<text:span text:style-name="Footnote_20_Symbol"><text:note text:id="ftn20" text:note-class="footnote"><text:note-citation>20</text:note-citation><text:note-body><text:p text:style-name="Footnote">20 June 1966 Dead Principle? MS editorial</text:p></text:note-body></text:note></text:span></text:p>
      <text:p text:style-name="Standard"/>
      <text:p text:style-name="Standard">Faced by strong criticisms, supporters of Whitefish Bay schools went on the defensive. Superintendent Zeiler argued that the controversy could have been avoided “if people would take the trouble to read the act of Congress all the way through.” In his interpretation, Title I funds were to be distributed to school districts based on economic criteria, then spent “not for the above-mentioned ‘economically disadvantaged’ but for the ‘educationally disadvantaged’.” Whitefish Bay planned to use the Title I funds to support the summer reading program for about 80 children in fourth through twelfth grades who were handicapped in reading skills, but would not make individual investigations into the students’ financial resources. “People make the mistake of thinking this is part of the poverty program,” Zeiler said of Whitefish Bay’s Title I program. “It is not. It is an extension of Public Law 874, the Act of September 30, 1950.” <text:soft-page-break/>[**WHICH LAW IS THIS???***] As for other federal education programs, Zeiler described how reporters were shocked to hear that Whitefish Bay also had a Head Start program. “[T]here has been a head start program in Whitefish Bay for at least 40 years,” he explained. “[Head Start] is another name for 4-year kindergarten. There’s nothing new about that.” By crafting his own definitions for Title I and Head Start, Zeiler sought to deemphasize its poverty-program identity and defuse the controversy.<text:span text:style-name="Footnote_20_Symbol"><text:note text:id="ftn21" text:note-class="footnote"><text:note-citation>21</text:note-citation><text:note-body><text:p text:style-name="Footnote">16 June 1966 ÒStamp ÔGreedÕ Like Scarlet Letter on Forehead of Bay School SystemÓ WBH</text:p></text:note-body></text:note></text:span></text:p>
      <text:p text:style-name="Standard"/>
      <text:p text:style-name="Standard">Even the <text:span text:style-name="T2">Whitefish Bay Herald</text:span>, formerly a principled critic of federal programs, slightly shifted its stance to defend the local school district’s actions. “Whether or not there are poverty stricken families in Whitefish Bay or other north shore communities has no bearing on the question,” wrote the editors, “for all students in these communities are assured the same high quality elementary and high school education, as attested to by the many who make honors at college and win college scholarships.” Yet this appeal to equality for suburban schools took a different twist, because it saw programs such as Title I to be an obstacle to progress. “[Suburban] education is largely provided by local tax dollars,” the editorial explained, “which could be more if less money were drained away for state and federal purposes.” Clearly, it was difficult for the newspaper to simultaneously argue against federal funding while also making a strong case for Whitefish Bay’s fair share of those funds.<text:span text:style-name="Footnote_20_Symbol"><text:note text:id="ftn22" text:note-class="footnote"><text:note-citation>22</text:note-citation><text:note-body><text:p text:style-name="Footnote">2 June 1966 ÒMust All be in Goose Step?Ó editorial WBH</text:p></text:note-body></text:note></text:span></text:p>
      <text:p text:style-name="Standard"/>
      <text:p text:style-name="Standard">Several hundred Whitefish Bay residents protested their school district’s acceptance of the Title I grant, but for different reasons. Of the several petitions presented to the school board (some with hundreds of signatures), most objected against increased Federal control over local schools. Yet a smaller number of residents argued that for an affluent suburban school to accept Title I funds was “basically dishonest in the face of the original intent of the grant.” One vocal resident, Robert Schweik, who was also active in Milwaukee’s school integration movement, suggested that Whitefish Bay might use the $25,000 “to provide scholarships for poor persons in the metropolitan area, particularly Negroes from [Milwaukee’s] inner core, who have been the most educationally deprived and are most in need of assistance.” His proposal did not go any further.<text:span text:style-name="Footnote_20_Symbol"><text:note text:id="ftn23" text:note-class="footnote"><text:note-citation>23</text:note-citation><text:note-body><text:p text:style-name="Footnote">16 June 1966 ÒStamp ÔGreedÕ Like Scarlet Letter on Forehead of Bay School SystemÓ WBH</text:p></text:note-body></text:note></text:span></text:p>
      <text:p text:style-name="Standard"/>
      <text:p text:style-name="Standard">As the controversy wound down, Whitefish Bay stood firm in its decision to accept ESEA funding. The Wisconsin state school superintendent declared that it would be a violation of federal law to deny funding to Whitefish Bay under the formula approved by Congress. Congressman Reuss’s call to revoke the grant was rediverted into a longer-term federal study of the entire ESEA funding formula. Local resident Hazel Mackey again insisted that the school board discontinue its illegal practice of charging summer school fees, noting that “Now we have a windfall of Federal Aid in the amount of $25,000.” But the petitions and protests soon faded away, and the Whitefish Bay’s decision to accept federal funds remained unchanged.<text:span text:style-name="Footnote_20_Symbol"><text:note text:id="ftn24" text:note-class="footnote"><text:note-citation>24</text:note-citation><text:note-body><text:p text:style-name="Footnote">16 June 1966 ÒStamp ÔGreedÕ Like Scarlet Letter on Forehead of Bay School SystemÓ; 30 June 1966 ÒAsk Referendum o Summer School FeesÓ WBH</text:p></text:note-body></text:note></text:span></text:p>
      <text:p text:style-name="Standard"/>
      <text:p text:style-name="Standard">[**Still not clear: follow up on “supplanting” issue via indirect quote of periodical <text:span text:style-name="T2">National Observer</text:span>(May or June 1966?) that Zeiler “was prepared to finance its own summer remedial reading program befoe the question of Federal subsidies came up”***]</text:p>
      <text:p text:style-name="Standard"/>
      <text:p text:style-name="P4"><text:span text:style-name="T1">NOTE:</text:span> <text:s/>for further research on Whitefish Bay:</text:p>
      <text:p text:style-name="Standard"/>
      <text:p text:style-name="Standard">This historical analysis of federal ed policy in Whitefish Bay during the period 1960-1966 required 6 weeks of half-time work. The most useful source - the weekly <text:span text:style-name="T2">Whitefish Bay Herald</text:span> - was also the most time-consuming in terms of research, as I had to scroll through long reels of microfilm, page by page for 6 years of text. Indeed, it would be nice to have a longer history of WBay fed ed policy ranging from 1950 to the present, but I think that we need to think more seriously about whether it would be worth the time invested. Perhaps this brief report can help us resolve that question.</text:p>
      <text:p text:style-name="Standard"/>
      <text:p text:style-name="Standard">The WBay school board minutes also contained some additional material, in more condensed form, but had surprisingly little detail on the stormy controversies over Title I. The minutes recorded only formal actions taken, not discussion, and I suspect that several controversial votes were also not fully recorded. Since I found at least one brief mention of one board member’s objection to the lack of documented discussion, I suspect that the politics of school board record-keeping may prevent us from seeing more clearly into the past. </text:p>
      <text:p text:style-name="Standard"/>
      <text:p text:style-name="Standard">Also, there may be several ways in which we could merge the WBay political/cultural narrative above with the economic data trends that I gathered from the Citizens Governmental Research Bureau (metro Milwaukee watchdog group, kept detailed records on school district budgets, taxation, etc.) See the data sheets attached to the end of the main narrative for more ideas on this possibilit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New Century Schlbk" svg:font-family="'New Century Schlbk'"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New Century Schlbk" fo:font-family="'New Century Schlbk'" style:font-pitch="variable" style:font-name-asian="New Century Schlbk" style:font-family-asian="'New Century Schlbk'" style:font-pitch-asian="variable" style:font-name-complex="New Century Schlbk" style:font-family-complex="'New Century Schlbk'" style:font-pitch-complex="variable"/>
    </style:style>
    <style:style style:name="Footnote" style:family="paragraph" style:parent-style-name="Standard" style:class="extra">
      <style:text-properties style:font-name="New Century Schlbk" fo:font-family="'New Century Schlbk'" style:font-pitch="variable" fo:font-size="10pt" style:font-name-asian="New Century Schlbk" style:font-family-asian="'New Century Schlbk'" style:font-pitch-asian="variable" style:font-size-asian="10pt" style:font-name-complex="New Century Schlbk" style:font-family-complex="'New Century Schlbk'" style:font-pitch-complex="variable"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37% 100%" fo:font-size="8pt" style:font-size-asian="8pt" style:font-size-complex="8pt"/>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font-name="Times" style:font-name-asian="Times" style:font-name-complex="Times"/>
    </style:style>
    <style:page-layout style:name="Mpm1">
      <style:page-layout-properties fo:page-width="8.5in" fo:page-height="11in" style:num-format="1" style:print-orientation="portrait" fo:margin-top="1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top="0.461in" style:dynamic-spacing="true"/>
      </style:footer-style>
    </style:page-layout>
  </office:automatic-styles>
  <office:master-styles>
    <style:master-page style:name="Standard" style:page-layout-name="Mpm1">
      <style:footer>
        <text:p text:style-name="Footer"><text:tab/><text:tab/><text:span text:style-name="MT1">Part 3, p. </text:span><text:span text:style-name="MT1"><text:page-number text:select-page="current">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ederal Involvement in a </dc:title>
    <meta:initial-creator>Jack Dougherty</meta:initial-creator>
    <meta:creation-date>2000-05-18T14:22:00</meta:creation-date>
    <dc:creator>Jack Dougherty</dc:creator>
    <dc:date>2000-05-24T09:45:00</dc:date>
    <meta:print-date>2000-05-24T10:45:00</meta:print-date>
    <meta:editing-cycles>1</meta:editing-cycles>
    <meta:document-statistic meta:table-count="0" meta:image-count="0" meta:object-count="0" meta:page-count="7" meta:paragraph-count="66" meta:word-count="4027" meta:character-count="25161" meta:non-whitespace-character-count="21185"/>
    <meta:generator>LibreOffice/6.1.4.2$MacOSX_X86_64 LibreOffice_project/9d0f32d1f0b509096fd65e0d4bec26ddd1938fd3</meta:generator>
  </office:meta>
</office:document-meta>
</file>